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A000000C7000000FAD57FA82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03cm" svg:stroke-color="#800000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TexMathsArgs="14§display§J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1.795cm" svg:y1="4.429cm" svg:x2="9.89cm" svg:y2="4.429cm">
          <text:p/>
        </draw:line>
        <draw:custom-shape draw:style-name="gr2" draw:text-style-name="P1" draw:layer="layout" svg:width="2.413cm" svg:height="0.889cm" svg:x="1.127cm" svg:y="2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0.889cm" svg:x="3.54cm" svg:y="2.1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0.889cm" svg:x="5.953cm" svg:y="2.1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4cm" svg:height="1.524cm" svg:x="8.493cm" svg:y="1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032cm" svg:y1="3.672cm" svg:x2="4.429cm" svg:y2="3.672cm">
          <text:p/>
        </draw:line>
        <draw:line draw:style-name="gr4" draw:text-style-name="P1" draw:layer="layout" svg:x1="5.318cm" svg:y1="3.672cm" svg:x2="6.715cm" svg:y2="3.672cm">
          <text:p/>
        </draw:line>
        <draw:line draw:style-name="gr4" draw:text-style-name="P1" draw:layer="layout" svg:x1="7.731cm" svg:y1="3.672cm" svg:x2="9.128cm" svg:y2="3.672cm">
          <text:p/>
        </draw:line>
        <draw:frame draw:style-name="gr5" draw:text-style-name="P1" draw:layer="layout" svg:width="0.277cm" svg:height="0.349cm" svg:x="9.128cm" svg:y="2.529cm">
          <draw:image xlink:href="Pictures/2000000A000000C7000000FAD57FA828.svm" xlink:type="simple" xlink:show="embed" xlink:actuate="onLoad">
            <text:p/>
          </draw:image>
        </draw:frame>
        <draw:custom-shape draw:style-name="gr6" draw:text-style-name="P1" draw:layer="layout" svg:width="5.08cm" svg:height="0.635cm" draw:transform="rotate (0.213802833369305) translate (9.998cm 2.03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08cm" svg:height="0.635cm" draw:transform="rotate (-0.255865268342369) translate (10.178cm 2.78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display§\dvar_1</svg:desc>
          <draw:polygon draw:style-name="gr7" draw:layer="layout" svg:width="0.451cm" svg:height="0.307cm" svg:x="2.27cm" svg:y="2.431cm" svg:viewBox="0 0 452 308" draw:points="227,308 0,308 0,0 452,0 452,308">
            <text:p/>
          </draw:polygon>
          <draw:path draw:style-name="gr8" draw:layer="layout" svg:width="0.233cm" svg:height="0.324cm" svg:x="2.285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8" draw:layer="layout" svg:width="0.125cm" svg:height="0.229cm" svg:x="2.562cm" svg:y="2.488cm" svg:viewBox="0 0 126 230" svg:d="m78 10c0-10-1-10-11-10-21 22-53 22-67 22v13c8 0 31 0 50-10v177c0 11 0 15-35 15h-12v13c5 0 49-2 61-2 10 0 54 2 62 2v-13h-13c-35 0-35-4-35-15z">
            <text:p/>
          </draw:path>
        </draw:g>
        <draw:g>
          <svg:title>TexMaths</svg:title>
          <svg:desc>14§display§\dvar_2</svg:desc>
          <draw:polygon draw:style-name="gr7" draw:layer="layout" svg:width="0.451cm" svg:height="0.307cm" svg:x="4.429cm" svg:y="2.431cm" svg:viewBox="0 0 452 308" draw:points="227,308 0,308 0,0 452,0 452,308">
            <text:p/>
          </draw:polygon>
          <draw:path draw:style-name="gr8" draw:layer="layout" svg:width="0.233cm" svg:height="0.324cm" svg:x="4.444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8" draw:layer="layout" svg:width="0.152cm" svg:height="0.229cm" svg:x="4.706cm" svg:y="2.488cm" svg:viewBox="0 0 153 230" svg:d="m153 167h-12c-1 7-4 28-9 31-3 2-30 2-34 2h-64c36-32 49-42 70-59 25-19 49-40 49-74 0-42-37-67-82-67-42 0-71 29-71 62 0 18 15 19 18 19 9 0 18-5 18-18 0-7-2-18-19-18 10-25 33-32 50-32 34 0 52 26 52 54 0 31-21 55-32 67l-84 82c-3 4-3 4-3 14h143z">
            <text:p/>
          </draw:path>
        </draw:g>
        <draw:g>
          <svg:title>TexMaths</svg:title>
          <svg:desc>14§display§\dvar_3</svg:desc>
          <draw:polygon draw:style-name="gr7" draw:layer="layout" svg:width="0.451cm" svg:height="0.307cm" svg:x="6.898cm" svg:y="2.431cm" svg:viewBox="0 0 452 308" draw:points="227,308 0,308 0,0 452,0 452,308">
            <text:p/>
          </draw:polygon>
          <draw:path draw:style-name="gr8" draw:layer="layout" svg:width="0.233cm" svg:height="0.324cm" svg:x="6.913cm" svg:y="2.425cm" svg:viewBox="0 0 234 325" svg:d="m1 304c-1 6-1 7-1 8 0 7 6 13 14 13 10 0 17-8 17-10 3-4 18-71 32-124 10 19 25 33 49 33 57 0 122-70 122-143 0-53-34-81-70-81-48 0-100 49-114 109zm110-91c-34 0-42-39-42-43 0-3 2-13 4-19 14-56 18-74 29-94 21-35 46-46 62-46 18 0 33 14 33 48 0 28-14 82-28 108-15 31-39 46-58 46z">
            <text:p/>
          </draw:path>
          <draw:path draw:style-name="gr8" draw:layer="layout" svg:width="0.159cm" svg:height="0.236cm" svg:x="7.172cm" svg:y="2.488cm" svg:viewBox="0 0 160 237" svg:d="m76 113c26 0 46 20 46 57 0 43-25 56-45 56-14 0-45-5-59-24 17-2 20-13 20-20 0-11-9-19-18-19s-20 7-20 21c0 32 36 53 78 53 48 0 82-32 82-67 0-27-23-54-61-62 37-13 49-39 49-60 0-27-32-48-70-48s-67 18-67 46c0 11 7 18 17 18 11 0 18-8 18-16 0-12-7-19-18-19 13-15 36-19 49-19 15 0 38 8 38 38 0 14-4 30-14 40-11 14-21 14-38 16-8 1-10 1-11 1s-4 0-4 4 4 4 9 4z">
            <text:p/>
          </draw:path>
        </draw:g>
        <draw:g>
          <svg:title>TexMaths</svg:title>
          <svg:desc>14§display§\god(\dvar_1,\dvar_2)</svg:desc>
          <draw:polygon draw:style-name="gr7" draw:layer="layout" svg:width="2.142cm" svg:height="0.563cm" svg:x="2.27cm" svg:y="4.024cm" svg:viewBox="0 0 2143 564" draw:points="1071,564 0,564 0,0 2143,0 2143,564">
            <text:p/>
          </draw:polygon>
          <draw:path draw:style-name="gr8" draw:layer="layout" svg:width="0.226cm" svg:height="0.318cm" svg:x="2.277cm" svg:y="4.245cm" svg:viewBox="0 0 227 319" svg:d="m225 32c0-3 2-5 2-8 0-9-6-14-14-14-6 0-18 4-21 21-9-18-25-31-46-31-56 0-118 69-118 140 0 49 31 78 66 78 29 0 53-23 57-29l2 1c-12 44-17 65-17 65-2 5-18 53-72 53-8 0-25 0-39-4 16-5 20-17 20-25s-4-19-18-19c-12 0-27 10-27 30s18 29 66 29c61 0 96-38 105-67zm-64 123c-3 13-14 26-25 34-10 10-25 18-41 18-24 0-31-25-31-45 0-23 14-82 27-107 14-24 35-44 56-44 32 0 39 39 39 42s-1 6-1 7z">
            <text:p/>
          </draw:path>
          <draw:path draw:style-name="gr8" draw:layer="layout" svg:width="0.266cm" svg:height="0.25cm" svg:x="2.547cm" svg:y="4.017cm" svg:viewBox="0 0 267 251" svg:d="m267 4c0-1-1-4-4-4s-4 0-7 4l-25 27c-3-4-22-31-64-31-84 0-167 74-167 153 0 53 41 98 108 98 29 0 61-9 80-28 4 7 12 19 16 19 3 0 5-1 6-8l7-27c1-5 7-26 7-31 4-15 4-15 25-16 3 0 7 0 7-7 0-3-1-6-4-6-11 0-27 1-38 1-10 0-21 0-29 0s-18-1-27-1c-3 0-8 0-8 8 0 5 4 5 12 5 7 0 14 0 20 1 11 1 13 3 13 7 0 1 0 1-3 10-3 10-7 25-9 29-9 21-42 31-68 31-35 0-80-17-80-76 0-36 17-82 43-109 35-35 72-40 91-40 41 0 65 29 65 67 0 10-2 12-2 14 0 5 5 5 6 5 6 0 6-1 8-8z">
            <text:p/>
          </draw:path>
          <draw:path draw:style-name="gr8" draw:layer="layout" svg:width="0.114cm" svg:height="0.493cm" svg:x="2.904cm" svg:y="4.094cm" svg:viewBox="0 0 115 494" svg:d="m115 488c0-1 0-2-9-11-61-61-78-155-78-231 0-85 20-170 80-232 7-7 7-7 7-8 0-5-3-6-6-6-4 0-49 34-78 97-25 54-31 109-31 149 0 39 6 100 32 154 30 62 73 94 77 94 3 0 6-1 6-6z">
            <text:p/>
          </draw:path>
          <draw:path draw:style-name="gr8" draw:layer="layout" svg:width="0.233cm" svg:height="0.324cm" svg:x="3.062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25cm" svg:height="0.229cm" svg:x="3.341cm" svg:y="4.308cm" svg:viewBox="0 0 126 230" svg:d="m78 10c0-10-1-10-11-10-21 22-53 22-67 22v13c8 0 31 0 50-10v177c0 11 0 15-35 15h-12v13c5 0 49-2 61-2 10 0 54 2 62 2v-13h-13c-35 0-35-4-35-15z">
            <text:p/>
          </draw:path>
          <draw:path draw:style-name="gr8" draw:layer="layout" svg:width="0.056cm" svg:height="0.146cm" svg:x="3.566cm" svg:y="4.412cm" svg:viewBox="0 0 57 147" svg:d="m57 52c0-32-12-52-30-52-17 0-27 13-27 27 0 12 10 25 27 25 5 0 12-2 16-6 2-1 2-1 3-1 0 0 2 0 2 7 0 36-19 66-34 82-6 6-6 7-6 9 0 3 2 4 5 4 5 0 44-38 44-95z">
            <text:p/>
          </draw:path>
          <draw:path draw:style-name="gr8" draw:layer="layout" svg:width="0.233cm" svg:height="0.324cm" svg:x="3.758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52cm" svg:height="0.229cm" svg:x="4.021cm" svg:y="4.308cm" svg:viewBox="0 0 153 230" svg:d="m153 167h-12c-1 7-4 28-9 30-3 3-30 3-34 3h-64c36-32 49-42 70-59 25-19 49-40 49-74 0-42-37-67-82-67-42 0-71 29-71 62 0 18 15 19 18 19 9 0 18-5 18-18 0-7-2-18-19-18 10-25 33-32 50-32 34 0 52 26 52 54 0 31-21 55-32 67l-84 82c-3 4-3 4-3 14h143z">
            <text:p/>
          </draw:path>
          <draw:path draw:style-name="gr8" draw:layer="layout" svg:width="0.114cm" svg:height="0.493cm" svg:x="4.249cm" svg:y="4.094cm" svg:viewBox="0 0 115 494" svg:d="m115 246c0-37-6-98-32-154-31-60-73-92-77-92s-6 1-6 6c0 1 0 1 10 11 47 49 75 127 75 229 0 86-18 172-78 234-7 6-7 7-7 8 0 3 1 6 6 6s49-34 78-97c25-54 31-109 31-151z">
            <text:p/>
          </draw:path>
        </draw:g>
        <draw:g>
          <svg:title>TexMaths</svg:title>
          <svg:desc>14§display§\god(\dvar_2,\dvar_3)</svg:desc>
          <draw:polygon draw:style-name="gr7" draw:layer="layout" svg:width="2.142cm" svg:height="0.563cm" svg:x="4.826cm" svg:y="4.024cm" svg:viewBox="0 0 2143 564" draw:points="1071,564 0,564 0,0 2143,0 2143,564">
            <text:p/>
          </draw:polygon>
          <draw:path draw:style-name="gr8" draw:layer="layout" svg:width="0.226cm" svg:height="0.318cm" svg:x="4.833cm" svg:y="4.245cm" svg:viewBox="0 0 227 319" svg:d="m225 32c0-3 2-5 2-8 0-9-6-14-14-14-6 0-18 4-21 21-9-18-25-31-46-31-56 0-118 69-118 140 0 49 31 78 66 78 29 0 53-23 57-29l2 1c-12 44-17 65-17 65-2 5-18 53-72 53-8 0-25 0-39-4 16-5 20-17 20-25s-4-19-18-19c-12 0-27 10-27 30s18 29 66 29c61 0 96-38 105-67zm-64 123c-3 13-14 26-25 34-10 10-25 18-41 18-24 0-31-25-31-45 0-23 14-82 27-107 14-24 35-44 56-44 32 0 39 39 39 42s-1 6-1 7z">
            <text:p/>
          </draw:path>
          <draw:path draw:style-name="gr8" draw:layer="layout" svg:width="0.266cm" svg:height="0.25cm" svg:x="5.103cm" svg:y="4.017cm" svg:viewBox="0 0 267 251" svg:d="m267 4c0-1-1-4-4-4s-4 0-7 4l-25 27c-3-4-22-31-64-31-84 0-167 74-167 153 0 53 41 98 108 98 29 0 61-9 80-28 4 7 12 19 16 19 3 0 5-1 6-8l7-27c1-5 7-26 7-31 4-15 4-15 25-16 3 0 7 0 7-7 0-3-1-6-4-6-11 0-27 1-38 1-10 0-21 0-29 0s-18-1-27-1c-3 0-8 0-8 8 0 5 4 5 12 5 7 0 14 0 20 1 11 1 13 3 13 7 0 1 0 1-3 10-3 10-7 25-9 29-9 21-42 31-68 31-35 0-80-17-80-76 0-36 17-82 43-109 35-35 72-40 91-40 41 0 65 29 65 67 0 10-2 12-2 14 0 5 5 5 6 5 6 0 6-1 8-8z">
            <text:p/>
          </draw:path>
          <draw:path draw:style-name="gr8" draw:layer="layout" svg:width="0.114cm" svg:height="0.493cm" svg:x="5.46cm" svg:y="4.094cm" svg:viewBox="0 0 115 494" svg:d="m115 488c0-1 0-2-9-11-61-61-78-155-78-231 0-85 20-170 80-232 7-7 7-7 7-8 0-5-3-6-6-6-4 0-49 34-78 97-25 54-31 109-31 149 0 39 6 100 32 154 30 62 73 94 77 94 3 0 6-1 6-6z">
            <text:p/>
          </draw:path>
          <draw:path draw:style-name="gr8" draw:layer="layout" svg:width="0.233cm" svg:height="0.324cm" svg:x="5.618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52cm" svg:height="0.229cm" svg:x="5.88cm" svg:y="4.308cm" svg:viewBox="0 0 153 230" svg:d="m153 167h-12c-1 7-4 28-9 30-3 3-30 3-34 3h-64c36-32 49-42 70-59 25-19 49-40 49-74 0-42-37-67-82-67-42 0-71 29-71 62 0 18 15 19 18 19 9 0 18-5 18-18 0-7-2-18-19-18 10-25 33-32 50-32 34 0 52 26 52 54 0 31-21 55-32 67l-84 82c-3 4-3 4-3 14h143z">
            <text:p/>
          </draw:path>
          <draw:path draw:style-name="gr8" draw:layer="layout" svg:width="0.056cm" svg:height="0.146cm" svg:x="6.122cm" svg:y="4.412cm" svg:viewBox="0 0 57 147" svg:d="m57 52c0-32-12-52-30-52-17 0-27 13-27 27 0 12 10 25 27 25 5 0 12-2 16-6 2-1 2-1 3-1 0 0 2 0 2 7 0 36-19 66-34 82-6 6-6 7-6 9 0 3 2 4 5 4 5 0 44-38 44-95z">
            <text:p/>
          </draw:path>
          <draw:path draw:style-name="gr8" draw:layer="layout" svg:width="0.233cm" svg:height="0.324cm" svg:x="6.314cm" svg:y="4.245cm" svg:viewBox="0 0 234 325" svg:d="m1 304c-1 5-1 7-1 8 0 7 6 13 14 13 10 0 17-9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59cm" svg:height="0.236cm" svg:x="6.574cm" svg:y="4.308cm" svg:viewBox="0 0 160 237" svg:d="m76 113c26 0 46 20 46 56 0 44-25 56-45 56-14 0-45-4-59-23 17-2 20-13 20-20 0-11-9-20-18-20s-20 7-20 21c0 33 36 54 78 54 48 0 82-33 82-68 0-26-23-53-61-61 37-13 49-39 49-60 0-27-32-48-70-48s-67 18-67 46c0 11 7 18 17 18 11 0 18-8 18-16 0-12-7-19-18-19 13-15 36-19 49-19 15 0 38 8 38 38 0 14-4 30-14 40-11 14-21 14-38 16-8 1-10 1-11 1s-4 0-4 4 4 4 9 4z">
            <text:p/>
          </draw:path>
          <draw:path draw:style-name="gr8" draw:layer="layout" svg:width="0.114cm" svg:height="0.493cm" svg:x="6.805cm" svg:y="4.094cm" svg:viewBox="0 0 115 494" svg:d="m115 246c0-37-6-98-32-154-31-60-73-92-77-92s-6 1-6 6c0 1 0 1 10 11 47 49 75 127 75 229 0 86-18 172-78 234-7 6-7 7-7 8 0 3 1 6 6 6s49-34 78-97c25-54 31-109 31-151z">
            <text:p/>
          </draw:path>
        </draw:g>
        <draw:g>
          <svg:title>TexMaths</svg:title>
          <svg:desc>14§display§\mathbf{\god(\dvar_3, \trace{\dvar}_3)}</svg:desc>
          <draw:polygon draw:style-name="gr7" draw:layer="layout" svg:width="2.277cm" svg:height="0.563cm" svg:x="7.604cm" svg:y="4.021cm" svg:viewBox="0 0 2278 564" draw:points="1138,564 0,564 0,0 2278,0 2278,564">
            <text:p/>
          </draw:polygon>
          <draw:path draw:style-name="gr8" draw:layer="layout" svg:width="0.259cm" svg:height="0.323cm" svg:x="7.619cm" svg:y="4.238cm" svg:viewBox="0 0 260 324" svg:d="m111 130c-44 0-44-32-44-54s0-56 44-56 43 33 43 56 0 54-43 54zm-61 6c23 11 48 12 61 12 70 0 98-37 98-72 0-24-13-40-20-48 14-8 25-8 31-10-2 3-3 7-3 10 0 13 8 22 21 22 14 0 22-9 22-22 0-11-8-28-32-28-7 0-31 1-52 18-8-5-29-15-65-15-72 0-100 38-100 73 0 19 11 40 27 51-14 17-17 34-17 44 0 8 1 32 21 47-6 2-42 13-42 44 0 25 27 62 126 62 87 0 126-28 126-64 0-15-4-46-38-63-26-14-56-14-103-14-14 0-37 0-38 0-23-4-28-22-28-30 0-6 3-13 5-17zm31 95h58c15 0 71 0 71 31 0 18-20 45-84 45-59 0-84-24-84-47 0-29 32-29 39-29z">
            <text:p/>
          </draw:path>
          <draw:path draw:style-name="gr8" draw:layer="layout" svg:width="0.3cm" svg:height="0.244cm" svg:x="7.922cm" svg:y="4.017cm" svg:viewBox="0 0 301 245" svg:d="m270 165h31v-19c-6 1-38 1-59 1-14 0-28 0-42 0-10 0-28 0-38-1v19h56v32c0 10 0 30-51 30-17 0-55-2-82-25-16-14-29-35-29-80 0-35 8-60 27-77 22-21 57-25 78-25 39 0 76 23 84 67 1 8 1 8 11 8h3c10 0 11 0 11-10v-74c0-7 0-11-8-11-4 0-4 0-9 3l-22 21c-35-24-67-24-78-24-100 0-153 56-153 123 0 55 39 122 155 122 20 0 59 0 77-18 9 5 28 14 31 14 7 0 7-6 7-11z">
            <text:p/>
          </draw:path>
          <draw:path draw:style-name="gr8" draw:layer="layout" svg:width="0.114cm" svg:height="0.493cm" svg:x="8.319cm" svg:y="4.093cm" svg:viewBox="0 0 115 494" svg:d="m115 489c0-2 0-3-9-11-61-62-78-156-78-232 0-85 20-170 80-232 7-7 7-7 7-8 0-5-3-6-6-6-4 0-49 34-78 97-25 54-31 109-31 149 0 40 6 100 32 155 30 61 73 93 77 93 3 0 6-1 6-5z">
            <text:p/>
          </draw:path>
          <draw:path draw:style-name="gr8" draw:layer="layout" svg:width="0.233cm" svg:height="0.324cm" svg:x="8.478cm" svg:y="4.244cm" svg:viewBox="0 0 234 325" svg:d="m1 304c-1 6-1 7-1 8 0 7 6 13 14 13 10 0 17-8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82cm" svg:height="0.23cm" svg:x="8.738cm" svg:y="4.31cm" svg:viewBox="0 0 183 231" svg:d="m84 115c42 0 43 31 43 49 0 14 0 49-42 49-8 0-30-2-44-11 7-3 15-10 15-26s-11-28-28-28-28 13-28 28c0 35 38 55 87 55 73 0 96-38 96-67 0-27-21-51-60-59 25-8 48-27 48-56 0-27-27-49-83-49-46 0-75 24-75 52 0 17 12 26 25 26 18 0 26-12 26-25 0-18-14-25-16-25 14-11 32-13 39-13 33 0 33 23 33 33 0 16-7 47-40 50-10 0-18 0-20 1-4 2-4 6-4 7 0 9 4 9 10 9z">
            <text:p/>
          </draw:path>
          <draw:path draw:style-name="gr8" draw:layer="layout" svg:width="0.056cm" svg:height="0.146cm" svg:x="9.008cm" svg:y="4.411cm" svg:viewBox="0 0 57 147" svg:d="m57 52c0-32-12-52-30-52-17 0-27 13-27 27 0 12 10 25 27 25 5 0 12-2 16-6 2-1 2-1 3-1 0 0 2 0 2 7 0 36-19 66-34 82-6 6-6 7-6 9 0 3 2 4 5 4 5 0 44-38 44-95z">
            <text:p/>
          </draw:path>
          <draw:polygon draw:style-name="gr8" draw:layer="layout" svg:width="0.154cm" svg:height="0.08cm" svg:x="9.277cm" svg:y="4.119cm" svg:viewBox="0 0 155 81" draw:points="77,0 0,62 14,81 77,41 141,81 155,63">
            <text:p/>
          </draw:polygon>
          <draw:path draw:style-name="gr8" draw:layer="layout" svg:width="0.233cm" svg:height="0.324cm" svg:x="9.2cm" svg:y="4.244cm" svg:viewBox="0 0 234 325" svg:d="m1 304c-1 6-1 7-1 8 0 7 6 13 14 13 10 0 17-8 17-10 3-4 18-71 32-125 10 20 25 34 49 34 57 0 122-70 122-143 0-53-34-81-70-81-48 0-100 49-114 109zm110-91c-34 0-42-39-42-44 0-2 2-12 4-18 14-56 18-74 29-94 21-35 46-46 62-46 18 0 33 14 33 48 0 28-14 82-28 108-15 30-39 46-58 46z">
            <text:p/>
          </draw:path>
          <draw:path draw:style-name="gr8" draw:layer="layout" svg:width="0.182cm" svg:height="0.23cm" svg:x="9.461cm" svg:y="4.31cm" svg:viewBox="0 0 183 231" svg:d="m85 115c41 0 42 31 42 49 0 14 0 49-42 49-8 0-30-2-44-11 7-3 15-10 15-26s-11-28-28-28-28 13-28 28c0 35 38 55 87 55 73 0 96-38 96-67 0-27-21-51-60-59 25-8 48-27 48-56 0-27-27-49-83-49-46 0-75 24-75 52 0 17 12 26 25 26 18 0 26-12 26-25 0-18-14-25-16-25 14-11 32-13 39-13 33 0 33 23 33 33 0 16-7 47-40 50-10 0-18 0-20 1-4 2-4 6-4 7 0 9 4 9 10 9z">
            <text:p/>
          </draw:path>
          <draw:path draw:style-name="gr8" draw:layer="layout" svg:width="0.114cm" svg:height="0.493cm" svg:x="9.718cm" svg:y="4.093cm" svg:viewBox="0 0 115 494" svg:d="m115 246c0-37-6-98-32-154-31-60-73-92-77-92s-6 1-6 6c0 1 0 1 10 11 47 49 75 127 75 229 0 86-18 173-78 234-7 6-7 7-7 9 0 3 1 5 6 5s49-33 78-96c25-55 31-109 31-15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6.51cm" fo:page-height="5.7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4-11T00:42:28</meta:creation-date>
    <dc:date>2013-07-17T21:58:51</dc:date>
    <meta:editing-duration>PT24M35S</meta:editing-duration>
    <meta:editing-cycles>5</meta:editing-cycles>
    <meta:generator>LibreOffice/4.0.4.2$MacOSX_x86 LibreOffice_project/9e9821abd0ffdbc09cd8c52eaa574fa09eb08f2</meta:generator>
    <meta:document-statistic meta:object-count="57"/>
    <meta:user-defined meta:name="TexMathsPreamble">\usepackage{amsmath}
\usepackage{amssymb}
\usepackage[usenames]{color}

% Uncomment these lines for colored equations
% \definecolor{fgcolor}{RGB}{0,0,255}
% \definecolor{bgcolor}{RGB}{255,255,255}
% \pagecolor{bgcolor}\color{fgcolor}
\input{/Users/jdr/Documents/github/AdjointPaper/restart/commands}</meta:user-defined>
  </office:meta>
</office:document-meta>
</file>